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8.2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ff3333" draw:fill="none" draw:fill-color="#ff3333" fo:min-height="14.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9cm" fo:min-width="0.002cm"/>
    </style:style>
    <style:style style:name="gr5" style:family="graphic" style:parent-style-name="standard">
      <style:graphic-properties draw:stroke="none" svg:stroke-color="#ff3333" draw:fill="none" draw:fill-color="#ff3333" fo:min-height="8.89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72pt"/>
    </style:style>
    <style:style style:name="P2" style:family="paragraph">
      <loext:graphic-properties draw:fill="none"/>
      <style:paragraph-properties fo:text-align="center"/>
      <style:text-properties fo:font-size="72pt"/>
    </style:style>
    <style:style style:name="P3" style:family="paragraph">
      <loext:graphic-properties draw:fill-color="#ffffff"/>
    </style:style>
    <style:style style:name="P4" style:family="paragraph">
      <style:text-properties fo:font-size="72pt"/>
    </style:style>
    <style:style style:name="P5" style:family="paragraph">
      <loext:graphic-properties draw:fill="none" draw:fill-color="#ff3333"/>
      <style:text-properties fo:font-size="72pt"/>
    </style:style>
    <style:style style:name="P6" style:family="paragraph">
      <loext:graphic-properties draw:fill="none" draw:fill-color="#ffffff"/>
    </style:style>
    <style:style style:name="T1" style:family="text">
      <style:text-properties fo:font-size="66pt" style:font-size-asian="16pt" style:font-size-complex="16pt"/>
    </style:style>
    <style:style style:name="T2" style:family="text">
      <style:text-properties fo:font-size="6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60pt" style:font-size-asian="15pt" style:font-size-complex="15pt"/>
    </style:style>
    <style:style style:name="T4" style:family="text">
      <style:text-properties fo:font-size="60pt" style:text-underline-style="solid" style:text-underline-width="auto" style:text-underline-color="font-color" style:font-size-asian="15pt" style:font-size-complex="15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74.100006103516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7.169cm" svg:height="18.484cm" svg:x="0.507cm" svg:y="0.718cm">
          <draw:text-box>
            <text:list text:style-name="L1">
              <text:list-item>
                <text:p text:style-name="P1"><text:span text:style-name="T1">TO </text:span><text:span text:style-name="T2">RECORD</text:span><text:span text:style-name="T1">, PRESS THE SCROLL WHEEL BUTTON</text:span></text:p>
                <text:p text:style-name="P1"><text:span text:style-name="T1"/></text:p>
              </text:list-item>
              <text:list-item>
                <text:p text:style-name="P1"><text:span text:style-name="T1">TO </text:span><text:span text:style-name="T2">PLAYBACK</text:span><text:span text:style-name="T1">, PRESS THE X BUTT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7.169cm" svg:height="18.484cm" svg:x="0.507cm" svg:y="0.718cm">
          <draw:text-box>
            <text:list text:style-name="L1">
              <text:list-item>
                <text:p text:style-name="P1"><text:span text:style-name="T3">TO </text:span><text:span text:style-name="T4">KEEP</text:span><text:span text:style-name="T3"> THE RECORDING SEQUENCE, PRESS THE SCROLL WHEEL BUTTON</text:span></text:p>
              </text:list-item>
              <text:list-item>
                <text:p text:style-name="P1"><text:span text:style-name="T3">TO </text:span><text:span text:style-name="T4">REDO</text:span><text:span text:style-name="T3"> THE RECORDING SEQUENCE, PRESS THE X BUTT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5" draw:layer="layout" svg:width="25.708cm" svg:height="14.44cm" svg:x="1.016cm" svg:y="3.302cm">
          <draw:text-box>
            <text:p text:style-name="P4">TO <text:span text:style-name="T5">STOP</text:span> RECORDING, PRESS THE </text:p>
            <text:p text:style-name="P4">SCROLL WHEEL BUTTON</text:p>
          </draw:text-box>
        </draw:frame>
        <draw:frame draw:style-name="gr4" draw:text-style-name="P6" draw:layer="layout" svg:width="0.502cm" svg:height="3.089cm" svg:x="0cm" svg:y="14.22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5" draw:layer="layout" svg:width="25.708cm" svg:height="14.44cm" svg:x="1.016cm" svg:y="3.302cm">
          <draw:text-box>
            <text:p text:style-name="P4">TO <text:span text:style-name="T5">START</text:span> RECORDING, PRESS THE </text:p>
            <text:p text:style-name="P4">SCROLL WHEEL BUTTON</text:p>
          </draw:text-box>
        </draw:frame>
        <draw:frame draw:style-name="gr4" draw:text-style-name="P6" draw:layer="layout" svg:width="0.502cm" svg:height="3.089cm" svg:x="0cm" svg:y="14.22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5" draw:layer="layout" svg:width="25.708cm" svg:height="14.44cm" svg:x="1.016cm" svg:y="2.794cm">
          <draw:text-box>
            <text:p text:style-name="P4">Recording Another?</text:p>
            <text:p text:style-name="P4">Yes- Press Scroll Wheel</text:p>
            <text:p text:style-name="P4">No- Press X button </text:p>
          </draw:text-box>
        </draw:frame>
        <draw:frame draw:style-name="gr4" draw:text-style-name="P6" draw:layer="layout" svg:width="0.502cm" svg:height="3.089cm" svg:x="0cm" svg:y="14.22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5" draw:layer="layout" svg:width="25.708cm" svg:height="14.44cm" svg:x="1.016cm" svg:y="2.794cm">
          <draw:text-box>
            <text:p text:style-name="P4">Playback again?</text:p>
            <text:p text:style-name="P4">Yes- Press Scroll Wheel</text:p>
            <text:p text:style-name="P4">No- Press X button </text:p>
          </draw:text-box>
        </draw:frame>
        <draw:frame draw:style-name="gr4" draw:text-style-name="P6" draw:layer="layout" svg:width="0.502cm" svg:height="3.089cm" svg:x="0cm" svg:y="14.22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5" draw:layer="layout" svg:width="25.708cm" svg:height="14.44cm" svg:x="1.016cm" svg:y="2.794cm">
          <draw:text-box>
            <text:p text:style-name="P4">Make Adjustments?</text:p>
            <text:p text:style-name="P4">Yes- Press Scroll Wheel</text:p>
            <text:p text:style-name="P4">No- Press X button </text:p>
          </draw:text-box>
        </draw:frame>
        <draw:frame draw:style-name="gr4" draw:text-style-name="P6" draw:layer="layout" svg:width="0.502cm" svg:height="3.089cm" svg:x="0cm" svg:y="14.22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5" draw:text-style-name="P5" draw:layer="layout" svg:width="25.708cm" svg:height="9.144cm" svg:x="1.016cm" svg:y="5.334cm">
          <draw:text-box>
            <text:p text:style-name="P4">Done Recording Sequence </text:p>
          </draw:text-box>
        </draw:frame>
        <draw:frame draw:style-name="gr4" draw:text-style-name="P6" draw:layer="layout" svg:width="0.502cm" svg:height="3.089cm" svg:x="0cm" svg:y="14.22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5" draw:text-style-name="P5" draw:layer="layout" svg:width="25.708cm" svg:height="9.144cm" svg:x="1.016cm" svg:y="5.334cm">
          <draw:text-box>
            <text:p text:style-name="P4">Done Executing. Please restart code to demo again </text:p>
          </draw:text-box>
        </draw:frame>
        <draw:frame draw:style-name="gr4" draw:text-style-name="P6" draw:layer="layout" svg:width="0.502cm" svg:height="3.089cm" svg:x="0cm" svg:y="14.22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5" draw:text-style-name="P5" draw:layer="layout" svg:width="25.708cm" svg:height="9.144cm" svg:x="1.016cm" svg:y="5.334cm">
          <draw:text-box>
            <text:p text:style-name="P4">Done Executing. Please restart code to demo again </text:p>
          </draw:text-box>
        </draw:frame>
        <draw:frame draw:style-name="gr4" draw:text-style-name="P6" draw:layer="layout" svg:width="0.502cm" svg:height="3.089cm" svg:x="0cm" svg:y="14.22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5" draw:text-style-name="P5" draw:layer="layout" svg:width="25.708cm" svg:height="9.144cm" svg:x="1.016cm" svg:y="5.334cm">
          <draw:text-box>
            <text:p text:style-name="P4">To Begin Playback Sequence, press the scroll wheel </text:p>
          </draw:text-box>
        </draw:frame>
        <draw:frame draw:style-name="gr4" draw:text-style-name="P6" draw:layer="layout" svg:width="0.502cm" svg:height="3.089cm" svg:x="0cm" svg:y="14.22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5" draw:text-style-name="P5" draw:layer="layout" svg:width="25.708cm" svg:height="9.144cm" svg:x="1.016cm" svg:y="5.334cm">
          <draw:text-box>
            <text:p text:style-name="P4">Playback Moving </text:p>
          </draw:text-box>
        </draw:frame>
        <draw:frame draw:style-name="gr4" draw:text-style-name="P6" draw:layer="layout" svg:width="0.502cm" svg:height="3.089cm" svg:x="0cm" svg:y="14.22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3" draw:text-style-name="P5" draw:layer="layout" svg:width="25.708cm" svg:height="14.44cm" svg:x="1.016cm" svg:y="2.794cm">
          <draw:text-box>
            <text:p text:style-name="P4"><text:span text:style-name="T6">3</text:span></text:p>
          </draw:text-box>
        </draw:frame>
        <draw:frame draw:style-name="gr4" draw:text-style-name="P6" draw:layer="layout" svg:width="0.502cm" svg:height="3.089cm" svg:x="0cm" svg:y="14.22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3" draw:text-style-name="P5" draw:layer="layout" svg:width="25.708cm" svg:height="14.44cm" svg:x="1.016cm" svg:y="2.794cm">
          <draw:text-box>
            <text:p text:style-name="P4"><text:span text:style-name="T6">2</text:span></text:p>
          </draw:text-box>
        </draw:frame>
        <draw:frame draw:style-name="gr4" draw:text-style-name="P6" draw:layer="layout" svg:width="0.502cm" svg:height="3.089cm" svg:x="0cm" svg:y="14.22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3" draw:text-style-name="P5" draw:layer="layout" svg:width="25.708cm" svg:height="14.44cm" svg:x="1.016cm" svg:y="2.794cm">
          <draw:text-box>
            <text:p text:style-name="P4"><text:span text:style-name="T6">1</text:span></text:p>
          </draw:text-box>
        </draw:frame>
        <draw:frame draw:style-name="gr4" draw:text-style-name="P6" draw:layer="layout" svg:width="0.502cm" svg:height="3.089cm" svg:x="0cm" svg:y="14.22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3" draw:text-style-name="P5" draw:layer="layout" svg:width="25.708cm" svg:height="14.44cm" svg:x="1.016cm" svg:y="2.794cm">
          <draw:text-box>
            <text:p text:style-name="P4"><text:span text:style-name="T6">Start</text:span></text:p>
          </draw:text-box>
        </draw:frame>
        <draw:frame draw:style-name="gr4" draw:text-style-name="P6" draw:layer="layout" svg:width="0.502cm" svg:height="3.089cm" svg:x="0cm" svg:y="14.22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72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3:31:01.689125157</meta:creation-date>
    <dc:date>2019-02-22T14:57:51.424101061</dc:date>
    <meta:editing-duration>PT40M9S</meta:editing-duration>
    <meta:editing-cycles>1</meta:editing-cycles>
    <meta:document-statistic meta:object-count="83"/>
    <meta:generator>LibreOffice/5.1.6.2$Linux_X86_64 LibreOffice_project/10m0$Build-2</meta:generator>
  </office:meta>
</office:document-meta>
</file>